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paragraph-rsid="00056971" style:font-size-asian="14pt" style:font-weight-asian="bold" style:font-name-complex="B Nazanin" style:font-size-complex="14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12pt" fo:font-weight="normal" officeooo:paragraph-rsid="00056971"/>
    </style:style>
    <style:style style:name="T1" style:family="text">
      <style:text-properties fo:font-variant="normal" fo:text-transform="none" fo:color="#1f2328" loext:opacity="100%" style:font-name="apple-system" fo:letter-spacing="normal" fo:font-style="normal" officeooo:rsid="00056971" style:font-size-asian="10.5pt" style:font-weight-asian="normal" style:font-name-complex="B Nazanin" style:font-size-complex="12pt" style:font-weight-complex="normal"/>
    </style:style>
    <style:style style:name="T2" style:family="text">
      <style:text-properties officeooo:rsid="00056971" style:font-size-asian="10.5pt" style:font-weight-asian="normal" style:font-name-complex="B Nazanin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ولید دیتاست فارسی با کیفیت</text:p>
      <text:p text:style-name="P2"><text:span text:style-name="T2">استفاده از ابزار</text:span><text:span text:style-name="T1">gpt4free و مدل gpt4.1 برای تولید دیتاست مصنوعی با کیفیت. برای مدیریت چالش هایی مثل رفتن برق بنده کد تولید دیتاست را با لپتاپ درکولب پیاده سازی کرده و سپس با گوشی به کولب متصل شده و کد را اجرا کردم البته یک پاور بانک 30 هزار هم در صورت نیاز برای پشتیبانی باطری موبایل وجود داشت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6:57:00.648965670</meta:creation-date>
    <dc:date>2025-07-31T17:34:45.037133019</dc:date>
    <meta:editing-duration>PT25M1S</meta:editing-duration>
    <meta:editing-cycles>1</meta:editing-cycles>
    <meta:document-statistic meta:table-count="0" meta:image-count="0" meta:object-count="0" meta:page-count="1" meta:paragraph-count="2" meta:word-count="64" meta:character-count="320" meta:non-whitespace-character-count="258"/>
    <meta:generator>LibreOffice/24.2.7.2$Linux_X86_64 LibreOffice_project/420$Build-2</meta:generator>
  </office:meta>
</office:document-meta>
</file>